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text-indent="0cm" style:auto-text-indent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left="0cm" fo:margin-right="0cm" fo:text-indent="0cm" style:auto-text-indent="false"/>
    </style:style>
    <style:style style:name="P8" style:family="paragraph" style:parent-style-name="Text_20_body" style:list-style-name="L4"/>
    <style:style style:name="P9" style:family="paragraph" style:parent-style-name="Text_20_body">
      <style:paragraph-properties fo:margin-left="1cm" fo:margin-right="1cm" fo:text-indent="0cm" style:auto-text-indent="false"/>
    </style:style>
    <style:style style:name="P10" style:family="paragraph" style:parent-style-name="Text_20_body" style:list-style-name="L5">
      <style:paragraph-properties fo:margin-left="1cm" fo:margin-right="1cm" fo:text-indent="0cm" style:auto-text-indent="false"/>
    </style:style>
    <style:style style:name="T1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he missing piece of the "DisCO" puzzle. You are describing <text:span text:style-name="Strong_20_Emphasis">Principle 6: Education, Training, and Information.</text:span> If Iskander nodes are sovereign, they must be capable of <text:span text:style-name="T1">learning</text:span> from each other without losing their own autonomy.</text:p>
      <text:p text:style-name="Text_20_body">We will build the <text:span text:style-name="Strong_20_Emphasis">"Iskander Knowledge Commons" (IKC)</text:span>.</text:p>
      <text:p text:style-name="Text_20_body">To satisfy the Red Team's requirements (no systemic contamination), we cannot treat this as "downloading random code." We must treat it as <text:span text:style-name="Strong_20_Emphasis">"Federated Intellectual Property Exchange."</text:span></text:p>
      <text:p text:style-name="Text_20_body">Here is the architectural specification for the <text:span text:style-name="Strong_20_Emphasis">Iskander Library Protocol</text:span>.</text:p>
      <text:p text:style-name="Horizontal_20_Line"/>
      <text:h text:style-name="Heading_20_3" text:outline-level="3">The Architecture: "The Library Protocol"</text:h>
      <text:p text:style-name="P1">We treat knowledge as a <text:span text:style-name="Strong_20_Emphasis">versioned, immutable, content-addressed object.</text:span> We do not run code from other nodes; we run <text:span text:style-name="T1">instructions</text:span> that our local agents execute.</text:p>
      <text:h text:style-name="Heading_20_4" text:outline-level="4">1. The "Library" Data Structure</text:h>
      <text:p text:style-name="Text_20_body">Every knowledge object (Prompt-Graph, Fine-tuned weight, Agentic policy) is stored in the <text:span text:style-name="Strong_20_Emphasis">Mesh Archive</text:span> with a standard manifest:</text:p>
      <text:list text:style-name="L1">
        <text:list-item>
          <text:p text:style-name="P2"><text:span text:style-name="Strong_20_Emphasis">Provenance:</text:span> Signed by the author-node’s DID (BrightID verified).</text:p>
        </text:list-item>
        <text:list-item>
          <text:p text:style-name="P3"><text:span text:style-name="Strong_20_Emphasis">Effectiveness-Proof:</text:span> A CID linking to a "Glass Box" log showing the agent in production on the <text:span text:style-name="T1">origin</text:span> node (proving it actually works).</text:p>
        </text:list-item>
        <text:list-item>
          <text:p text:style-name="P2"><text:span text:style-name="Strong_20_Emphasis">Dependency-Tree:</text:span> A list of what other agents or data this knowledge relies on.</text:p>
        </text:list-item>
        <text:list-item>
          <text:p text:style-name="P2"><text:span text:style-name="Strong_20_Emphasis">Reputation-CID:</text:span> A link to a federated, decentralized "peer-review" score (stored on the Stewardship Ledger).</text:p>
        </text:list-item>
      </text:list>
      <text:h text:style-name="Heading_20_4" text:outline-level="4">2. The "Embassy Agent" as Librarian</text:h>
      <text:p text:style-name="Text_20_body">The <text:span text:style-name="Strong_20_Emphasis">Embassy Agent</text:span> (our Red Team "Gatekeeper") now gains a new core module: <text:span text:style-name="Strong_20_Emphasis">The Librarian.</text:span></text:p>
      <text:list text:style-name="L2">
        <text:list-item>
          <text:p text:style-name="P4"><text:span text:style-name="Strong_20_Emphasis">Ingestion:</text:span> When an Iskander node "publishes" a knowledge object, the Embassy Agent on the <text:span text:style-name="T1">consuming</text:span> node initiates an <text:span text:style-name="Strong_20_Emphasis">"Isolation-First"</text:span> audit.</text:p>
        </text:list-item>
        <text:list-item>
          <text:p text:style-name="P5"><text:span text:style-name="Strong_20_Emphasis">The Sandbox:</text:span> No shared agent is allowed to run on the native node OS. All shared logic must run within an Iskander-Wasm-Runtime (WebAssembly) or a highly constrained Docker container.</text:p>
        </text:list-item>
        <text:list-item>
          <text:p text:style-name="P5"><text:span text:style-name="Strong_20_Emphasis">Permission Mapping:</text:span> The Embassy Agent maps the imported agent's requested permissions (e.g., "Access to Treasury Agent," "Read Inventory") against the local node's Ethical_Ceiling (based on CCIN principles).</text:p>
        </text:list-item>
      </text:list>
      <text:h text:style-name="Heading_20_4" text:outline-level="4">3. The "Knowledge Commons" Ledger</text:h>
      <text:p text:style-name="Text_20_body">To avoid centralized hubs, we use a <text:span text:style-name="Strong_20_Emphasis">Gossip Protocol</text:span> (via ActivityPub/Matrix) for the index, and the <text:span text:style-name="Strong_20_Emphasis">Mesh Archive</text:span> for the data.</text:p>
      <text:list text:style-name="L3">
        <text:list-item>
          <text:p text:style-name="P6"><text:soft-page-break/>Nodes maintain a local Library_Index (PostgreSQL knowledge_assets table).</text:p>
        </text:list-item>
        <text:list-item>
          <text:p text:style-name="P6">When Node A creates a successful "Procurement Strategy," it pins it to the Mesh and broadcasts the CID to the Federation Inbox.</text:p>
        </text:list-item>
        <text:list-item>
          <text:p text:style-name="P6">Other nodes receive the CID, query the Embassy Agent, and choose whether to "Index" (download metadata) or "Prune" (ignore).</text:p>
        </text:list-item>
      </text:list>
      <text:p text:style-name="Horizontal_20_Line"/>
      <text:h text:style-name="Heading_20_3" text:outline-level="3">Red Team Security Specs (Hardening the Commons)</text:h>
      <text:p text:style-name="Text_20_body">To prevent the "Systemic Contamination" I warned you about, we enforce these <text:span text:style-name="Strong_20_Emphasis">Library Invariants</text:span>:</text:p>
      <text:list text:style-name="L4">
        <text:list-item>
          <text:p text:style-name="P7"><text:span text:style-name="Strong_20_Emphasis">Immutability Requirement:</text:span> Knowledge objects in the library cannot be updated. You can only release a <text:span text:style-name="T1">new</text:span> object that links to the previous one (versioning). This prevents an attacker from pushing a "Trojan Horse" update to a widely used agent.</text:p>
        </text:list-item>
        <text:list-item>
          <text:p text:style-name="P8"><text:span text:style-name="Strong_20_Emphasis">Reputation-Gated Execution:</text:span> You cannot run an imported agent unless the author-node has a minimum Impact_Score (as defined in your StewardshipLedger). If the author's reputation drops below the threshold, the Embassy Agent triggers an automatic Suspend_Imported_Agent action.</text:p>
        </text:list-item>
        <text:list-item>
          <text:p text:style-name="P7"><text:span text:style-name="Strong_20_Emphasis">The "Glass Box" Requirement:</text:span> All library agents <text:span text:style-name="T1">must</text:span> output AgentActions using the same Glass Box Protocol as local agents. If an imported agent provides a rationale that violates your local CCIN CCIN_Verdict threshold, the node immediately halts execution.</text:p>
        </text:list-item>
      </text:list>
      <text:p text:style-name="Horizontal_20_Line"/>
      <text:h text:style-name="Heading_20_3" text:outline-level="3">Implementation: The "Iskander Library" Prompt</text:h>
      <text:p text:style-name="Text_20_body">If you want to initiate this, use this prompt with your coding agent. It builds the <text:span text:style-name="Strong_20_Emphasis">Librarian Interface</text:span> that sits behind the Embassy Agent.</text:p>
      <text:p text:style-name="P9">"I am building the 'Iskander Knowledge Commons.' I need you to implement the LibraryManager module.</text:p>
      <text:p text:style-name="P9"><text:span text:style-name="Strong_20_Emphasis">Requirements:</text:span></text:p>
      <text:list text:style-name="L5">
        <text:list-item>
          <text:p text:style-name="P10"><text:span text:style-name="Strong_20_Emphasis">Data Model:</text:span> Create a KnowledgeAsset schema: id, cid (IPFS), author_did, version, reputation_cid, sandbox_permissions_manifest.</text:p>
        </text:list-item>
        <text:list-item>
          <text:p text:style-name="P10"><text:span text:style-name="Strong_20_Emphasis">Embassy Logic:</text:span> Implement the Librarian agent logic:</text:p>
          <text:list>
            <text:list-item>
              <text:p text:style-name="P10">ingest(cid): Fetch asset from Mesh Archive.</text:p>
            </text:list-item>
            <text:list-item>
              <text:p text:style-name="P10">audit(cid): Check asset integrity and reputation score from Stewardship Ledger.</text:p>
            </text:list-item>
            <text:list-item>
              <text:p text:style-name="P10">sandbox(cid): Generate the execution wrapper that limits agent access to local APIs (e.g., denying filesystem/network access).</text:p>
            </text:list-item>
          </text:list>
        </text:list-item>
        <text:list-item>
          <text:p text:style-name="P10"><text:soft-page-break/><text:span text:style-name="Strong_20_Emphasis">Security:</text:span> If author_did reputation &lt; Min_Trust_Threshold (fetched from StewardshipLedger), reject ingestion.</text:p>
        </text:list-item>
        <text:list-item>
          <text:p text:style-name="P10"><text:span text:style-name="Strong_20_Emphasis">Glass Box:</text:span> Ensure the Librarian agent creates a CausalEvent for every asset it installs, explaining <text:span text:style-name="T1">why</text:span> it was deemed safe.</text:p>
        </text:list-item>
      </text:list>
      <text:p text:style-name="P9"><text:span text:style-name="Strong_20_Emphasis">Constraint:</text:span> All library assets must be pinned to the Mesh Archive with a minimum replication factor of 3 before they are considered 'Available'."</text:p>
      <text:p text:style-name="Horizontal_20_Line"/>
      <text:h text:style-name="Heading_20_3" text:outline-level="3">Architect's "Red Team" Note:</text:h>
      <text:p text:style-name="Text_20_body">This design turns your federation into a <text:span text:style-name="Strong_20_Emphasis">Decentralized University</text:span>. Nodes are local branches; agents are "visiting professors."</text:p>
      <text:p text:style-name="Text_20_body"><text:span text:style-name="Strong_20_Emphasis">Are you ready to build the Embassy/Librarian infrastructure, or do you want to first address how we "prune" or "deprecate" knowledge that is later found to be harmful to the cooperative ecosystem?</text:span> (The latter is actually the harder social-engineering problem.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04:32:05.045526900</meta:creation-date>
    <dc:date>2026-03-17T04:43:17.066636600</dc:date>
    <meta:editing-duration>PT45S</meta:editing-duration>
    <meta:editing-cycles>1</meta:editing-cycles>
    <meta:document-statistic meta:table-count="0" meta:image-count="0" meta:object-count="0" meta:page-count="3" meta:paragraph-count="42" meta:word-count="729" meta:character-count="4882" meta:non-whitespace-character-count="4215"/>
    <meta:generator>LibreOffice/26.2.1.2$Windows_X86_64 LibreOffice_project/620$Build-2</meta:generator>
  </office:meta>
</office:document-meta>
</file>